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99ff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34cm" svg:height="3.285cm" svg:x="12.271cm" svg:y="8.62cm">
          <text:p text:style-name="P1"><text:span text:style-name="T1">index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4" draw:id="id4" draw:layer="layout" svg:width="3.81cm" svg:height="3.647cm" svg:x="7.35cm" svg:y="11.16cm">
          <text:p text:style-name="P1"><text:span text:style-name="T2">bl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3.334cm" svg:height="1.368cm" svg:x="3.54cm" svg:y="15.507cm">
          <text:p text:style-name="P1">Infogr.html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175cm" svg:height="3.192cm" svg:x="14.335cm" svg:y="12.43cm">
          <text:p text:style-name="P1"><text:span text:style-name="T3">gl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2.857cm" svg:height="1.823cm" svg:x="16.558cm" svg:y="18.227cm">
          <text:p text:style-name="P1">Infogl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3.938cm" svg:y1="11.905cm" svg:x2="15.923cm" svg:y2="12.43cm" draw:start-shape="id1" draw:start-glue-point="6" draw:end-shape="id2" draw:end-glue-point="4" svg:d="m13938 11905c0 394 1985 132 1985 525">
          <text:p/>
        </draw:connector>
        <draw:connector draw:style-name="gr4" draw:text-style-name="P1" draw:layer="layout" draw:type="curve" svg:x1="17.51cm" svg:y1="14.026cm" svg:x2="19.415cm" svg:y2="19.138cm" draw:start-shape="id2" draw:start-glue-point="7" draw:end-shape="id3" svg:d="m17510 14026c3609 0 2656 5112 1905 5112">
          <text:p/>
        </draw:connector>
        <draw:connector draw:style-name="gr4" draw:text-style-name="P1" draw:layer="layout" draw:type="curve" svg:x1="11.16cm" svg:y1="12.984cm" svg:x2="12.271cm" svg:y2="10.263cm" draw:start-shape="id4" draw:start-glue-point="7" draw:end-shape="id1" draw:end-glue-point="5" svg:d="m11160 12984c834 0 279-2721 1111-2721">
          <text:p/>
        </draw:connector>
        <draw:connector draw:style-name="gr4" draw:text-style-name="P1" draw:layer="layout" draw:type="curve" svg:x1="6.874cm" svg:y1="16.191cm" svg:x2="9.255cm" svg:y2="14.807cm" draw:start-shape="id5" draw:start-glue-point="1" draw:end-shape="id4" draw:end-glue-point="6" svg:d="m6874 16191c1588 0 2381-461 2381-1384">
          <text:p/>
        </draw:connector>
        <draw:custom-shape draw:style-name="gr5" draw:text-style-name="P2" xml:id="id6" draw:id="id6" draw:layer="layout" svg:width="3.81cm" svg:height="3.81cm" svg:x="16.24cm" svg:y="2.27cm">
          <text:p text:style-name="P1"><text:span text:style-name="T1">ata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4.445cm" svg:height="1.905cm" svg:x="21.955cm" svg:y="4.81cm">
          <text:p text:style-name="P1"><text:span text:style-name="T1">atainfo.html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8.145cm" svg:y1="6.08cm" svg:x2="13.938cm" svg:y2="8.62cm" draw:start-shape="id6" draw:start-glue-point="6" draw:end-shape="id1" svg:d="m18145 6080c0 1905-4207 635-4207 2540">
          <text:p/>
        </draw:connector>
        <draw:connector draw:style-name="gr6" draw:text-style-name="P1" draw:layer="layout" draw:type="curve" svg:x1="21.955cm" svg:y1="5.762cm" svg:x2="20.05cm" svg:y2="4.175cm" draw:start-shape="id7" draw:start-glue-point="3" draw:end-shape="id6" draw:end-glue-point="7" svg:d="m21955 5762c-1428 0-476-1587-1905-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6T09:51:33</meta:creation-date>
    <dc:date>2012-05-28T10:13:07</dc:date>
    <dc:creator>Student </dc:creator>
    <meta:editing-duration>PT1H53M49S</meta:editing-duration>
    <meta:editing-cycles>5</meta:editing-cycles>
    <meta:generator>LibreOffice/3.3$Linux LibreOffice_project/330m19$Build-202</meta:generator>
    <meta:document-statistic meta:object-count="13"/>
  </office:meta>
</office:document-meta>
</file>